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hiron Hei HK ExtraLight" svg:font-family="'Chiron Hei HK ExtraLight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9626" officeooo:paragraph-rsid="00149626"/>
    </style:style>
    <style:style style:name="P2" style:family="paragraph" style:parent-style-name="Standard">
      <style:text-properties officeooo:paragraph-rsid="00149626"/>
    </style:style>
    <style:style style:name="P3" style:family="paragraph" style:parent-style-name="Standard">
      <style:text-properties officeooo:rsid="00164c1b" officeooo:paragraph-rsid="00164c1b"/>
    </style:style>
    <style:style style:name="P4" style:family="paragraph" style:parent-style-name="Standard">
      <style:text-properties officeooo:rsid="00149626" officeooo:paragraph-rsid="00164c1b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officeooo:rsid="00149626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spelling-correction-ai" text:anchor-type="page" text:anchor-page-number="1" svg:x="-0.741cm" svg:y="0cm" svg:width="0.741cm" draw:z-index="2">
        <draw:text-box fo:min-height="0.741cm">
          <text:p text:style-name="P5"/>
        </draw:text-box>
      </draw:frame>
      <draw:frame draw:style-name="fr1" draw:name="user-content-japanese-to-english-translator" text:anchor-type="page" text:anchor-page-number="1" svg:x="-0.741cm" svg:y="0cm" svg:width="0.741cm" draw:z-index="1">
        <draw:text-box fo:min-height="0.741cm">
          <text:p text:style-name="P5"/>
        </draw:text-box>
      </draw:frame>
      <draw:frame draw:style-name="fr1" draw:name="user-content-fisherai" text:anchor-type="page" text:anchor-page-number="1" svg:x="-0.741cm" svg:y="0cm" svg:width="0.741cm" draw:z-index="0">
        <draw:text-box fo:min-height="0.741cm">
          <text:p text:style-name="P5"/>
        </draw:text-box>
      </draw:frame>
      <text:p text:style-name="P1">Main github link: <text:a xlink:type="simple" xlink:href="https://github.com/jaredturck?tab=repositories" text:style-name="Internet_20_link" text:visited-style-name="Visited_20_Internet_20_Link">https://github.com/jaredturck?tab=repositories</text:a></text:p>
      <text:p text:style-name="P1"/>
      <text:p text:style-name="P1"><text:a xlink:type="simple" xlink:href="https://github.com/jaredturck/AnyHJS" text:style-name="Internet_20_link" text:visited-style-name="Visited_20_Internet_20_Link">https://github.com/jaredturck/AnyHJS</text:a></text:p>
      <text:p text:style-name="P1">ANYHJS</text:p>
      <text:p text:style-name="P1">AnyHJS is an AI-powered fashion marketplace and styling platform that transforms outfit inspiration into instant, shoppable looks across many brands. Discover the latest on-trend outfits, see how they’d look in them through virtual try-ons, and instantly shop complete looks.</text:p>
      <text:p text:style-name="P1"/>
      <text:p text:style-name="P1">Frontend</text:p>
      <text:p text:style-name="P1">The frontend is built using react.js framework with typescript, the folder structure of frontend/:</text:p>
      <text:p text:style-name="P1"/>
      <text:p text:style-name="P1">build/ - contains the compiled webapp for deployment</text:p>
      <text:p text:style-name="P1">public/ - contains index.html (react entry point) and some other core assets</text:p>
      <text:p text:style-name="P1">src/ - contains the full source code for the frontend, components, styling, static files, etc.</text:p>
      <text:p text:style-name="P1">To build and run the frontend use:</text:p>
      <text:p text:style-name="P1"/>
      <text:p text:style-name="P1">cd frontend &amp;&amp; npm run build</text:p>
      <text:p text:style-name="P1">npm start</text:p>
      <text:p text:style-name="P1">Backend</text:p>
      <text:p text:style-name="P1">The backend is built in Python Django framework, folder structure of backend/</text:p>
      <text:p text:style-name="P1"/>
      <text:p text:style-name="P1">backend/ - contains settings, entry point urls, and wsgi config.</text:p>
      <text:p text:style-name="P1">webapp/ - contains all the backend logic, django admin pages, database models, urls, and views</text:p>
      <text:p text:style-name="P1">to run the backend use:</text:p>
      <text:p text:style-name="P1"/>
      <text:p text:style-name="P1">python manage.py runserver</text:p>
      <text:p text:style-name="P1"/>
      <text:p text:style-name="P1"><text:a xlink:type="simple" xlink:href="https://github.com/jaredturck/TitusAI" text:style-name="Internet_20_link" text:visited-style-name="Visited_20_Internet_20_Link">https://github.com/jaredturck/TitusAI</text:a></text:p>
      <text:p text:style-name="P1">TitusAI</text:p>
      <text:p text:style-name="P1">A Generate Pre-trained Transformer (GPT) chatbot, decoder only self-supervised model, predicts next token.</text:p>
      <text:p text:style-name="P1"/>
      <text:p text:style-name="P1">&gt; how old are you</text:p>
      <text:p text:style-name="P1">“Twenty-nine,” I say.</text:p>
      <text:p text:style-name="P1"/>
      <text:p text:style-name="P1">&gt; that's great im 25</text:p>
      <text:p text:style-name="P1">“I’m not going to see you again,” I say.</text:p>
      <text:p text:style-name="P1"/>
      <text:p text:style-name="P1">&gt; well im not going to see you again either in that case</text:p>
      <text:p text:style-name="P1">“I’m not going to see you,” he says.</text:p>
      <text:p text:style-name="P1"/>
      <text:p text:style-name="P1"><text:a xlink:type="simple" xlink:href="https://github.com/jaredturck/JaredCalc" text:style-name="Internet_20_link" text:visited-style-name="Visited_20_Internet_20_Link">https://github.com/jaredturck/JaredCalc</text:a></text:p>
      <text:p text:style-name="P1">JaredCalc</text:p>
      <text:p text:style-name="P1">A scientific calculator with support for maths functions and constants</text:p>
      <text:p text:style-name="P1"/>
      <text:p text:style-name="P1">&gt; sqrt(2)^2 + sqrt(2) - (2 - sqrt(2))</text:p>
      <text:p text:style-name="P1">2.828427124746189402770824017</text:p>
      <text:p text:style-name="P1"/>
      <text:p text:style-name="P1">&gt; sin( (pi/2) - asin( sin(pi/6) ) ) + cos( acos( half ) )</text:p>
      <text:p text:style-name="P1">1.366025403784438374543697137</text:p>
      <text:p text:style-name="P1"/>
      <text:p text:style-name="P1">&gt; ln(exp(ln(2.pi)) + exp(ln(3.e)) + exp(ln(5)))</text:p>
      <text:p text:style-name="P1"><text:soft-page-break/>2.967231497222256653145677774</text:p>
      <text:p text:style-name="P1"/>
      <text:p text:style-name="P1">&gt; (10 C 3) * (8 P 2) + (6! / (3! * 2!))</text:p>
      <text:p text:style-name="P1">6780</text:p>
      <text:p text:style-name="P1"/>
      <text:p text:style-name="P1">&gt; (2.pi).(3.e) / (sqrt(2).sqrt(2))</text:p>
      <text:p text:style-name="P1">25.61920266802070855760575796</text:p>
      <text:p text:style-name="P1"/>
      <text:p text:style-name="P1">&gt; ((12345 &amp; 255) | (42 &lt;&lt; 8)) xor (999 % 256)</text:p>
      <text:p text:style-name="P1">10974</text:p>
      <text:p text:style-name="P1"/>
      <text:p text:style-name="P1">&gt; ((10 C 3) == 120) &amp;&amp; ((gamma(6) === 120) || (gamma(6) == 120))</text:p>
      <text:p text:style-name="P1">False</text:p>
      <text:p text:style-name="P1"/>
      <text:p text:style-name="P1">&gt; £(10 C 3) + $5! + 2.pi</text:p>
      <text:p text:style-name="P1">246.2831853071795933374232845</text:p>
      <text:p text:style-name="P1">&gt; </text:p>
      <text:p text:style-name="P1"/>
      <text:p text:style-name="P1"><text:a xlink:type="simple" xlink:href="https://github.com/jaredturck/tk-draw" text:style-name="Internet_20_link" text:visited-style-name="Visited_20_Internet_20_Link">https://github.com/jaredturck/tk-draw</text:a></text:p>
      <text:p text:style-name="P1">Tkinter draw</text:p>
      <text:p text:style-name="P1">Draw vector graphic images and export as tkinter code.</text:p>
      <text:p text:style-name="P1"/>
      <text:p text:style-name="P1"><text:a xlink:type="simple" xlink:href="https://github.com/jaredturck/FisherAI" text:style-name="Internet_20_link" text:visited-style-name="Visited_20_Internet_20_Link">https://github.com/jaredturck/FisherAI</text:a></text:p>
      <text:p text:style-name="P1">FisherAI</text:p>
      <text:p text:style-name="P1">An AI trained to play chess</text:p>
      <text:p text:style-name="P1"><text:line-break/><text:a xlink:type="simple" xlink:href="https://github.com/jaredturck/neural-net-linear" text:style-name="Internet_20_link" text:visited-style-name="Visited_20_Internet_20_Link">https://github.com/jaredturck/neural-net-linear</text:a></text:p>
      <text:p text:style-name="P1">A neural network built completely from scratch, without the use of a framework.</text:p>
      <text:p text:style-name="P2"><text:span text:style-name="Source_20_Text"><text:span text:style-name="T1">(env) [jared@Jared-PC neural-net-linear]$ python main.py</text:span></text:span></text:p>
      <text:p text:style-name="P2"><text:span text:style-name="Source_20_Text"><text:span text:style-name="T1">[+] Training started</text:span></text:span></text:p>
      <text:p text:style-name="P2"><text:span text:style-name="Source_20_Text"><text:span text:style-name="T1">Epoch 1, loss 5.432217</text:span></text:span></text:p>
      <text:p text:style-name="P2"><text:span text:style-name="Source_20_Text"><text:span text:style-name="T1">Epoch 101, loss 0.352506</text:span></text:span></text:p>
      <text:p text:style-name="P2"><text:span text:style-name="Source_20_Text"><text:span text:style-name="T1">Epoch 201, loss 0.165082</text:span></text:span></text:p>
      <text:p text:style-name="P2"><text:span text:style-name="Source_20_Text"><text:span text:style-name="T1">Epoch 301, loss 0.099537</text:span></text:span></text:p>
      <text:p text:style-name="P2"><text:span text:style-name="Source_20_Text"><text:span text:style-name="T1">Epoch 401, loss 0.071228</text:span></text:span></text:p>
      <text:p text:style-name="P2"><text:span text:style-name="Source_20_Text"><text:span text:style-name="T1">Training complete at epoch 460, loss 0.049664</text:span></text:span></text:p>
      <text:p text:style-name="P2"><text:span text:style-name="Source_20_Text"><text:span text:style-name="T1">Enter animal: cat</text:span></text:span></text:p>
      <text:p text:style-name="P2"><text:span text:style-name="Source_20_Text"><text:span text:style-name="T1">mammal</text:span></text:span></text:p>
      <text:p text:style-name="P2"><text:span text:style-name="Source_20_Text"><text:span text:style-name="T1">Enter animal: dog</text:span></text:span></text:p>
      <text:p text:style-name="P2"><text:span text:style-name="Source_20_Text"><text:span text:style-name="T1">mammal</text:span></text:span></text:p>
      <text:p text:style-name="P2"><text:span text:style-name="Source_20_Text"><text:span text:style-name="T1">Enter animal: carp</text:span></text:span></text:p>
      <text:p text:style-name="P2"><text:span text:style-name="Source_20_Text"><text:span text:style-name="T1">fish</text:span></text:span></text:p>
      <text:p text:style-name="P2"><text:span text:style-name="Source_20_Text"><text:span text:style-name="T1">Enter animal: </text:span></text:span></text:p>
      <text:p text:style-name="P1"/>
      <text:p text:style-name="P1"><text:a xlink:type="simple" xlink:href="https://github.com/jaredturck/en-ja-translator" text:style-name="Internet_20_link" text:visited-style-name="Visited_20_Internet_20_Link">https://github.com/jaredturck/en-ja-translator</text:a></text:p>
      <text:p text:style-name="P1">Japanese to English Translator</text:p>
      <text:p text:style-name="P1">The model uses a transformer encoder to learn the patterns of the English text, which is then fed into a transformer decoder that predicts each token of the Japanese text. Separate language and positional embeddings are used for Japanese and English. Adaptive softmax is used to reduce VRAM and compute.</text:p>
      <text:p text:style-name="P2"><text:span text:style-name="Source_20_Text"><text:span text:style-name="T1">&gt; cat</text:span></text:span></text:p>
      <text:p text:style-name="P2"><text:span text:style-name="Source_20_Text"><text:span text:style-name="T1">猫</text:span></text:span></text:p>
      <text:p text:style-name="P2"><text:span text:style-name="Source_20_Text"><text:span text:style-name="T1">&gt; cat girls</text:span></text:span></text:p>
      <text:p text:style-name="P2"><text:soft-page-break/><text:span text:style-name="Source_20_Text"><text:span text:style-name="T1">猫の子</text:span></text:span></text:p>
      <text:p text:style-name="P2"><text:span text:style-name="Source_20_Text"><text:span text:style-name="T1">&gt; </text:span></text:span></text:p>
      <text:p text:style-name="P1">To train the model use:</text:p>
      <text:p text:style-name="P1">python ai_model.py train</text:p>
      <text:p text:style-name="P1">For inference</text:p>
      <text:p text:style-name="P1">python ai_model.py</text:p>
      <text:p text:style-name="P1"/>
      <text:p text:style-name="P1"><text:a xlink:type="simple" xlink:href="https://github.com/jaredturck/Spelling-Correction-AI" text:style-name="Internet_20_link" text:visited-style-name="Visited_20_Internet_20_Link">https://github.com/jaredturck/Spelling-Correction-AI</text:a></text:p>
      <text:p text:style-name="P1">Spelling Correction AI</text:p>
      <text:p text:style-name="P1">An LSTM (Long Term Short Term) model trained to correct spelling mistakes.</text:p>
      <text:p text:style-name="P1"/>
      <text:p text:style-name="P3">Components</text:p>
      <text:p text:style-name="P4">1) Navbar (logo + jump links + Contact button)</text:p>
      <text:p text:style-name="P4"/>
      <text:p text:style-name="P4">Look / theme: “clean glass bar” that feels premium but doesn’t steal attention from the page.</text:p>
      <text:p text:style-name="P4"/>
      <text:p text:style-name="P4">Position: sticky at the top, full width, slightly inset with rounded corners (so it feels like an object, not a strip).</text:p>
      <text:p text:style-name="P4"/>
      <text:p text:style-name="P4">Background: translucent glass (blurred), with a very subtle gradient (darker top, lighter bottom).</text:p>
      <text:p text:style-name="P4"/>
      <text:p text:style-name="P4">Logo area (left): small mark + your name. Keep it minimal: a simple monogram icon (JT) or a tiny arch/column motif if you like the Titus look.</text:p>
      <text:p text:style-name="P4"/>
      <text:p text:style-name="P4">Links (center): project names as compact pills or text links with an underline that animates in.</text:p>
      <text:p text:style-name="P4"/>
      <text:p text:style-name="P4">Hover: underline “draws” from left to right.</text:p>
      <text:p text:style-name="P4"/>
      <text:p text:style-name="P4">Active (scroll position): slightly brighter + small dot indicator underneath.</text:p>
      <text:p text:style-name="P4"/>
      <text:p text:style-name="P4">Contact button (right): a single standout button (solid fill). Make it the only “strong” UI element in the nav.</text:p>
      <text:p text:style-name="P4"/>
      <text:p text:style-name="P4">Micro-polish: on scroll down, the navbar shrinks slightly and becomes more opaque (feels “app-like”).</text:p>
      <text:p text:style-name="P4"/>
      <text:p text:style-name="P4"/>
      <text:p text:style-name="P4">2) Hero section (banner image + text overlay + tech keywords)</text:p>
      <text:p text:style-name="P4"/>
      <text:p text:style-name="P4">Look / theme: cinematic banner, like the cover of a product landing page.</text:p>
      <text:p text:style-name="P4"/>
      <text:p text:style-name="P4">Banner image: abstract, techy, not literal. Think:</text:p>
      <text:p text:style-name="P4"/>
      <text:p text:style-name="P4">soft gradients + faint gridlines</text:p>
      <text:p text:style-name="P4"/>
      <text:p text:style-name="P4">subtle “code rain” texture (very light)</text:p>
      <text:p text:style-name="P4"/>
      <text:p text:style-name="P4">or a blurred screenshot collage of your own projects (super faint, like 10% opacity)</text:p>
      <text:p text:style-name="P4"/>
      <text:p text:style-name="P4">Text layout: left-aligned block on top of the banner:</text:p>
      <text:p text:style-name="P4"/>
      <text:p text:style-name="P4">Big name (clean type, high contrast)</text:p>
      <text:p text:style-name="P4"><text:soft-page-break/></text:p>
      <text:p text:style-name="P4">1–2 sentence summary underneath (tight, confident)</text:p>
      <text:p text:style-name="P4"/>
      <text:p text:style-name="P4">Tech keywords: below the summary, show them as floating “tag chips”:</text:p>
      <text:p text:style-name="P4"/>
      <text:p text:style-name="P4">React, TypeScript, Django, Python, Docker, REST, SQL, etc.</text:p>
      <text:p text:style-name="P4"/>
      <text:p text:style-name="P4">Give them a slightly different style than the navbar (more playful):</text:p>
      <text:p text:style-name="P4"/>
      <text:p text:style-name="P4">some outlined, some filled, some with tiny icons</text:p>
      <text:p text:style-name="P4"/>
      <text:p text:style-name="P4">Motion: as you load/scroll:</text:p>
      <text:p text:style-name="P4"/>
      <text:p text:style-name="P4">headline fades in</text:p>
      <text:p text:style-name="P4"/>
      <text:p text:style-name="P4">tags “pop” in with a soft stagger</text:p>
      <text:p text:style-name="P4"/>
      <text:p text:style-name="P4">background has a very slow drifting gradient (barely moving, but alive)</text:p>
      <text:p text:style-name="P4"/>
      <text:p text:style-name="P4">3) Project section: AnyHJS</text:p>
      <text:p text:style-name="P4"/>
      <text:p text:style-name="P4">Look / theme: fashion/editorial + neon accents. This one should feel like a brand campaign.</text:p>
      <text:p text:style-name="P4"/>
      <text:p text:style-name="P4">Background: deep charcoal/near-black with a subtle neon-lime accent (matches the AnyHJS vibe without copying it).</text:p>
      <text:p text:style-name="P4"/>
      <text:p text:style-name="P4">Layout: split:</text:p>
      <text:p text:style-name="P4"/>
      <text:p text:style-name="P4">Left: title + description + links</text:p>
      <text:p text:style-name="P4"/>
      <text:p text:style-name="P4">Right: a “browser frame” mock showing a screenshot (or two) of the site</text:p>
      <text:p text:style-name="P4"/>
      <text:p text:style-name="P4">Visual feature: a horizontal “look strip” under the screenshot: small rectangular thumbnails like a product carousel.</text:p>
      <text:p text:style-name="P4"/>
      <text:p text:style-name="P4">Text styling: more “editorial”:</text:p>
      <text:p text:style-name="P4"/>
      <text:p text:style-name="P4">big bold headline for AnyHJS</text:p>
      <text:p text:style-name="P4"/>
      <text:p text:style-name="P4">short tight paragraph</text:p>
      <text:p text:style-name="P4"/>
      <text:p text:style-name="P4">Buttons: GitHub + “Visit site” if you want, styled like fashion CTAs:</text:p>
      <text:p text:style-name="P4"/>
      <text:p text:style-name="P4">one solid neon</text:p>
      <text:p text:style-name="P4"/>
      <text:p text:style-name="P4">one outlined</text:p>
      <text:p text:style-name="P4"/>
      <text:p text:style-name="P4">Motion: section enters with a slow parallax on the browser mock (moves slightly slower than scroll).</text:p>
      <text:p text:style-name="P4"/>
      <text:p text:style-name="P4">4) Project section: Titus AI (mini mobile chat theme)</text:p>
      <text:p text:style-name="P4"/>
      <text:p text:style-name="P4"><text:soft-page-break/>Look / theme: “phone in hand” chat demo, clean and modern.</text:p>
      <text:p text:style-name="P4"/>
      <text:p text:style-name="P4">Background: deep teal/blue gradient (Titus brand vibes).</text:p>
      <text:p text:style-name="P4"/>
      <text:p text:style-name="P4">Centerpiece: a floating phone mock (rounded rectangle, subtle shadow).</text:p>
      <text:p text:style-name="P4"/>
      <text:p text:style-name="P4">Inside the phone:</text:p>
      <text:p text:style-name="P4"/>
      <text:p text:style-name="P4">a chat UI with speech bubbles</text:p>
      <text:p text:style-name="P4"/>
      <text:p text:style-name="P4">your prompt examples + responses</text:p>
      <text:p text:style-name="P4"/>
      <text:p text:style-name="P4">small “typing dots” animation on first reveal (optional)</text:p>
      <text:p text:style-name="P4"/>
      <text:p text:style-name="P4">Around the phone: very subtle AI/transformer nods:</text:p>
      <text:p text:style-name="P4"/>
      <text:p text:style-name="P4">faint token blocks drifting behind</text:p>
      <text:p text:style-name="P4"/>
      <text:p text:style-name="P4">or tiny “attention” dots connected with thin lines (very faint, not a diagram)</text:p>
      <text:p text:style-name="P4"/>
      <text:p text:style-name="P4">Title + description: above or beside the phone, clean and minimal.</text:p>
      <text:p text:style-name="P4"/>
      <text:p text:style-name="P4">Motion: chat bubbles appear one-by-one as the section scrolls into view (feels like a conversation unfolding).</text:p>
      <text:p text:style-name="P4"/>
      <text:p text:style-name="P4">5) Project section: JaredCalc (physical calculator aesthetic)</text:p>
      <text:p text:style-name="P4"/>
      <text:p text:style-name="P4">Look / theme: tactile, “real device” UI — like a beautiful hardware calculator.</text:p>
      <text:p text:style-name="P4"/>
      <text:p text:style-name="P4">Background: warm neutral gradient (off-white to light grey) so the calculator pops.</text:p>
      <text:p text:style-name="P4"/>
      <text:p text:style-name="P4">Centerpiece: a large calculator body with:</text:p>
      <text:p text:style-name="P4"/>
      <text:p text:style-name="P4">bevel edges / subtle highlights</text:p>
      <text:p text:style-name="P4"/>
      <text:p text:style-name="P4">tactile-looking buttons (not too skeuomorphic, just enough)</text:p>
      <text:p text:style-name="P4"/>
      <text:p text:style-name="P4">Screen area: instead of a single line, show a stacked list of:</text:p>
      <text:p text:style-name="P4"/>
      <text:p text:style-name="P4">expression (monospace)</text:p>
      <text:p text:style-name="P4"/>
      <text:p text:style-name="P4">result (slightly larger, highlighted)</text:p>
      <text:p text:style-name="P4"/>
      <text:p text:style-name="P4">Buttons: don’t need to be functional yet — but make them visually accurate:</text:p>
      <text:p text:style-name="P4"/>
      <text:p text:style-name="P4">numeric keypad</text:p>
      <text:p text:style-name="P4"/>
      <text:p text:style-name="P4">operators</text:p>
      <text:p text:style-name="P4"/>
      <text:p text:style-name="P4">a couple of special keys (sin, cos, ln, gamma, etc.) to imply power</text:p>
      <text:p text:style-name="P4"/>
      <text:p text:style-name="P4"><text:soft-page-break/>Motion: when the section appears, the “screen” types the expressions in quickly (like a replay), then settles.</text:p>
      <text:p text:style-name="P4"/>
      <text:p text:style-name="P4">6) Project section: TkDraw (vector drawing app screenshot)</text:p>
      <text:p text:style-name="P4"/>
      <text:p text:style-name="P4">Look / theme: “design studio / blueprint” vibe, because it’s vector-based.</text:p>
      <text:p text:style-name="P4"/>
      <text:p text:style-name="P4">Background: very light grid / blueprint texture (subtle).</text:p>
      <text:p text:style-name="P4"/>
      <text:p text:style-name="P4">Layout: title + description on the left; screenshot on the right.</text:p>
      <text:p text:style-name="P4"/>
      <text:p text:style-name="P4">Screenshot frame: make it look like a desktop app window:</text:p>
      <text:p text:style-name="P4"/>
      <text:p text:style-name="P4">top bar with three small “window” dots</text:p>
      <text:p text:style-name="P4"/>
      <text:p text:style-name="P4">slight drop shadow</text:p>
      <text:p text:style-name="P4"/>
      <text:p text:style-name="P4">Extra flair: overlay 2–3 tiny callouts pointing to parts of the UI in the screenshot:</text:p>
      <text:p text:style-name="P4"/>
      <text:p text:style-name="P4">“Vector tools”</text:p>
      <text:p text:style-name="P4"/>
      <text:p text:style-name="P4">“Layers / shapes”</text:p>
      <text:p text:style-name="P4"/>
      <text:p text:style-name="P4">“Export”</text:p>
      <text:p text:style-name="P4"/>
      <text:p text:style-name="P4">Motion: screenshot floats in with a gentle scale + fade, and callouts draw in like ink strokes.</text:p>
      <text:p text:style-name="P4"/>
      <text:p text:style-name="P4">7) Project section: Fisher AI (chess GUI + game feel)</text:p>
      <text:p text:style-name="P4"/>
      <text:p text:style-name="P4">Look / theme: classy chess aesthetic — dark wood / marble vibe, but modern.</text:p>
      <text:p text:style-name="P4"/>
      <text:p text:style-name="P4">Background: deep neutral with a faint chessboard pattern (super low opacity).</text:p>
      <text:p text:style-name="P4"/>
      <text:p text:style-name="P4">Centerpiece: screenshot of the GUI in a “window” frame.</text:p>
      <text:p text:style-name="P4"/>
      <text:p text:style-name="P4">Side detail: a vertical strip showing:</text:p>
      <text:p text:style-name="P4"/>
      <text:p text:style-name="P4">“Last move”</text:p>
      <text:p text:style-name="P4"/>
      <text:p text:style-name="P4">“Suggested move”</text:p>
      <text:p text:style-name="P4"/>
      <text:p text:style-name="P4">“Evaluation” (even if it’s just decorative text for now)</text:p>
      <text:p text:style-name="P4"/>
      <text:p text:style-name="P4">Accent color: gold or green (subtle “tournament” feel).</text:p>
      <text:p text:style-name="P4"/>
      <text:p text:style-name="P4">Motion: chessboard pattern scrolls slightly (parallax), giving a sense of depth.</text:p>
      <text:p text:style-name="P4"/>
      <text:p text:style-name="P4">8) Project section: Neural Net Linear (training + inference run)</text:p>
      <text:p text:style-name="P4"/>
      <text:p text:style-name="P4">Look / theme: raw engineering credibility — crisp terminal, but presented beautifully.</text:p>
      <text:p text:style-name="P4"/>
      <text:p text:style-name="P4">Background: near-black with a faint scanline texture (very subtle).</text:p>
      <text:p text:style-name="P4"><text:soft-page-break/></text:p>
      <text:p text:style-name="P4">Centerpiece: a big terminal window card:</text:p>
      <text:p text:style-name="P4"/>
      <text:p text:style-name="P4">shows Training started, epochs/loss lines, Training complete</text:p>
      <text:p text:style-name="P4"/>
      <text:p text:style-name="P4">then inference examples: “Enter animal: cat → mammal”</text:p>
      <text:p text:style-name="P4"/>
      <text:p text:style-name="P4">Visual hook: a thin animated “loss curve” line behind the terminal (not a chart component, just a faint line that drops over time).</text:p>
      <text:p text:style-name="P4"/>
      <text:p text:style-name="P4">Typography: monospace, sharp, clean spacing.</text:p>
      <text:p text:style-name="P4"/>
      <text:p text:style-name="P4">Motion: terminal text reveals as if it’s streaming output (fast but readable).</text:p>
      <text:p text:style-name="P4"/>
      <text:p text:style-name="P4">This section should feel like “this person actually built the machinery.”</text:p>
      <text:p text:style-name="P4"/>
      <text:p text:style-name="P4">9) Project section: English → Japanese translator (examples)</text:p>
      <text:p text:style-name="P4"/>
      <text:p text:style-name="P4">Look / theme: bilingual split, clean and elegant — like a translation desk.</text:p>
      <text:p text:style-name="P4"/>
      <text:p text:style-name="P4">Background: light, paper-like texture (very subtle).</text:p>
      <text:p text:style-name="P4"/>
      <text:p text:style-name="P4">Layout: two panels side-by-side:</text:p>
      <text:p text:style-name="P4"/>
      <text:p text:style-name="P4">Left panel labeled “English”</text:p>
      <text:p text:style-name="P4"/>
      <text:p text:style-name="P4">Right panel labeled “Japanese”</text:p>
      <text:p text:style-name="P4"/>
      <text:p text:style-name="P4">Examples: stacked rows:</text:p>
      <text:p text:style-name="P4"/>
      <text:p text:style-name="P4">cat → 猫</text:p>
      <text:p text:style-name="P4"/>
      <text:p text:style-name="P4">cat girls → 猫の子 (etc.)</text:p>
      <text:p text:style-name="P4"/>
      <text:p text:style-name="P4">Accent: a single calm color (indigo / teal) used for arrows, labels, and highlights.</text:p>
      <text:p text:style-name="P4"/>
      <text:p text:style-name="P4">Motion: the arrow animates across each example line on reveal (left → right), implying conversion.</text:p>
      <text:p text:style-name="P4"/>
      <text:p text:style-name="P4">10) Project section: Spelling Correction AI (photo + correction demo)</text:p>
      <text:p text:style-name="P4"/>
      <text:p text:style-name="P4">Look / theme: “proofreading markup” — instantly communicates what the model does.</text:p>
      <text:p text:style-name="P4"/>
      <text:p text:style-name="P4">Background: soft neutral, clean.</text:p>
      <text:p text:style-name="P4"/>
      <text:p text:style-name="P4">Main content: screenshot/photo of the GUI framed nicely.</text:p>
      <text:p text:style-name="P4"/>
      <text:p text:style-name="P4">Alongside it: a “before / after” text block:</text:p>
      <text:p text:style-name="P4"/>
      <text:p text:style-name="P4">Before: sentence with mistakes (underline in red)</text:p>
      <text:p text:style-name="P4"/>
      <text:p text:style-name="P4">After: corrected sentence (highlight in green)</text:p>
      <text:p text:style-name="P4"/>
      <text:p text:style-name="P4"><text:soft-page-break/>Micro detail: small “suggestion bubbles” like a word processor.</text:p>
      <text:p text:style-name="P4"/>
      <text:p text:style-name="P4">Motion: red underlines draw in, then swap to the corrected version.</text:p>
      <text:p text:style-name="P4"/>
      <text:p text:style-name="P4">11) Footer (simple links + copyright)</text:p>
      <text:p text:style-name="P4"/>
      <text:p text:style-name="P4">Look / theme: quiet, tidy, done.</text:p>
      <text:p text:style-name="P4"/>
      <text:p text:style-name="P4">Background: slightly darker than the last section, so it feels like an “end cap”.</text:p>
      <text:p text:style-name="P4"/>
      <text:p text:style-name="P4">Content: a small row of links (GitHub, maybe email).</text:p>
      <text:p text:style-name="P4"/>
      <text:p text:style-name="P4">Bottom line: copyright + “Made by Jared Turck”.</text:p>
      <text:p text:style-name="P4"/>
      <text:p text:style-name="P4">Optional tiny flourish: a “Back to top” link with a minimal arrow.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hiron Hei HK ExtraLight" svg:font-family="'Chiron Hei HK ExtraLight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Chiron Hei HK ExtraLigh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Chiron Hei HK ExtraLigh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Chiron Hei HK ExtraLight" style:font-family-asian="'Chiron Hei HK ExtraLight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Chiron Hei HK ExtraLight" style:font-family-asian="'Chiron Hei HK ExtraLight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Chiron Hei HK ExtraLight" style:font-family-asian="'Chiron Hei HK ExtraLight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0T15:51:05.111583446</meta:creation-date>
    <dc:date>2026-01-20T18:00:43.084550215</dc:date>
    <meta:editing-duration>PT1H25M25S</meta:editing-duration>
    <meta:editing-cycles>1</meta:editing-cycles>
    <meta:generator>LibreOffice/25.8.4.2$Linux_X86_64 LibreOffice_project/580$Build-2</meta:generator>
    <meta:document-statistic meta:table-count="0" meta:image-count="0" meta:object-count="0" meta:page-count="8" meta:paragraph-count="212" meta:word-count="1612" meta:character-count="10424" meta:non-whitespace-character-count="9020"/>
  </office:meta>
</office:document-meta>
</file>